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2a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eon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16, 1895</text:p>
      <text:p text:style-name="P5">Month<text:tab/><text:tab/><text:tab/><text:tab/><text:tab/><text:tab/>July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Oskaloosa</text:p>
      <text:p text:style-name="P5">State<text:tab/><text:tab/><text:tab/><text:tab/><text:tab/><text:tab/>KS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OUR HOUSES:/</text:p>
      <text:p text:style-name="P2">W. A. COY,/</text:p>
      <text:p text:style-name="P2"><text:tab/>Oskaloosa, Kansas./</text:p>
      <text:p text:style-name="P2">W. A. COY,/</text:p>
      <text:p text:style-name="P2"><text:tab/>Perry, Kansas./</text:p>
      <text:p text:style-name="P2">COY &amp; HUTCHINGS,/</text:p>
      <text:p text:style-name="P2"><text:tab/>Valley Falls, Kansas./</text:p>
      <text:p text:style-name="P2">HUTCHINGS &amp; COY,/</text:p>
      <text:p text:style-name="P2"><text:tab/>Holton, Kansas./</text:p>
      <text:p text:style-name="P3">Boys', Men's and Children's/</text:p>
      <text:p text:style-name="P3">Clothing and Furnishings/</text:p>
      <text:p text:style-name="P3">Hats, Caps Gloves and Shoes/</text:p>
      <text:p text:style-name="P3">July 16th 1895/</text:p>
      <text:p text:style-name="P2"><text:soft-page-break/>Dear Father!-/</text:p>
      <text:p text:style-name="P2"><text:tab/>No doubt you will be/ much surprised to see that I am in/ Oskaloosa/</text:p>
      <text:p text:style-name="P2"><text:tab/>I left Mr. Rothschild last/ Friday as he hinted and hinted for me/ to quit and really I did not blame/ the poor man as business is fearful, he/ said I could go back whenever I wanted but/ I should hate to go back till fall, still/ I have not found a place as yet but/ the prospect is good, if I dont[sic!] find/ a place in one more week I shall/ go back to Osborne or Caaken at/ just a living wages till fall, that/ is if Rothschild does not change/ his mind./</text:p>
      <text:p text:style-name="P2"><text:tab/>I came to Oskalosa[sic!] to/ day and trimmed Mr. Coy's big/ window for which he will pay me,/ I will keep you posted as soon as/ I get anything in fact I'll drop you/</text:p>
      <text:p text:style-name="P2"/>
      <text:p text:style-name="P2">[Page 2]</text:p>
      <text:p text:style-name="P2">a line each day./</text:p>
      <text:p text:style-name="P2"><text:tab/>I'll go back to K. C/ to morrow I think./</text:p>
      <text:p text:style-name="P2"><text:tab/>Address me there/ 1324 Central St. K. C. Mo./</text:p>
      <text:p text:style-name="P2"><text:tab/>Will you please <text:span text:style-name="T2">write</text:span> send this/ letter to Nina as I have not written her for some/ time I also want her address as/ she told me in her last letter she in-/tended going away for the summer./</text:p>
      <text:p text:style-name="P2"><text:tab/>With love, keep/ well and don't worry/ Leo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1:55:30.88</meta:creation-date>
    <dc:date>2012-01-03T12:07:08.05</dc:date>
    <dc:creator>Penn Libraries</dc:creator>
    <meta:editing-duration>PT00H11M3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4" meta:word-count="420" meta:character-count="2569"/>
  </office:meta>
</office:document-meta>
</file>